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efault_20_Text">The IBM DB2 Workload Generator V2.2 (GLW)</text:p>
      <text:p text:style-name="Default_20_Text">=========================================</text:p>
      <text:p text:style-name="Default_20_Text"/>
      <text:p text:style-name="Default_20_Text">PROPERTY OF IBM;(C) COPYRIGHT 2005 IBM CORP. ALL RIGHTS RESERVED.</text:p>
      <text:p text:style-name="Default_20_Text"/>
      <text:p text:style-name="Default_20_Text">Authors: <text:tab/>Mike Bracey, IBM United Kingdom Ltd (retired)</text:p>
      <text:p text:style-name="Default_20_Text"><text:s text:c="9"/><text:tab/><text:tab/>Steve Speller, Rocket Software, <text:a xlink:type="simple" xlink:href="mailto:steve.speller@rs.com">steve.speller@rs.com</text:a></text:p>
      <text:p text:style-name="Default_20_Text"><text:tab/><text:tab/>Gareth Jones, IBM United Kingdom Ltd, jonesgth@uk.ibm.com</text:p>
      <text:p text:style-name="Default_20_Text">Date <text:s text:c="2"/>: January 2011</text:p>
      <text:p text:style-name="Default_20_Text"/>
      <text:p text:style-name="Default_20_Text">This code is provided on an asis basis with no warranty expressed or implied.</text:p>
      <text:p text:style-name="Default_20_Text"/>
      <text:p text:style-name="Default_20_Text">Any feedback would be welcome.</text:p>
      <text:p text:style-name="Default_20_Text">Comments on the workload generator to <text:a xlink:type="simple" xlink:href="mailto:jonesgth@uk.ibm.com">jonesgth@uk.ibm.com</text:a> and on the ISPF interface to steve.speller@rs.com.</text:p>
      <text:p text:style-name="Default_20_Text"/>
      <text:p text:style-name="Default_20_Text">Note: &lt;glwdsp&gt; is short hand for the dataset prefix that you choose for</text:p>
      <text:p text:style-name="Default_20_Text">your installation. It can consist of one or more qualifiers.</text:p>
      <text:p text:style-name="Default_20_Text"/>
      <text:p text:style-name="Default_20_Text">Introduction</text:p>
      <text:p text:style-name="Default_20_Text">============</text:p>
      <text:p text:style-name="Default_20_Text"/>
      <text:p text:style-name="Default_20_Text">The purpose of this tool is to create and drive a workload on a</text:p>
      <text:p text:style-name="Default_20_Text">DB2 for z/OS database.</text:p>
      <text:p text:style-name="Default_20_Text">The database can be manipulated and cloned using the</text:p>
      <text:p text:style-name="Default_20_Text">DB2 Administration Tool and the DB2 Object Comparison Tool.</text:p>
      <text:p text:style-name="Default_20_Text">The workload can be examined using IBM Tivoli Omegamon for DB2</text:p>
      <text:p text:style-name="Default_20_Text">Performance Expert for z/OS, DB2 Query Monitor</text:p>
      <text:p text:style-name="Default_20_Text">and DB2 SQL Performance Analyzer. Access paths can be explained</text:p>
      <text:p text:style-name="Default_20_Text">and optimised with Optim Query Workload Tuner.</text:p>
      <text:p text:style-name="Default_20_Text"/>
      <text:p text:style-name="Default_20_Text">The generator is designed to be run from either TSO Batch or Windows</text:p>
      <text:p text:style-name="Default_20_Text">though the only action permitted from within Windows is RUN.</text:p>
      <text:p text:style-name="Default_20_Text"/>
      <text:p text:style-name="Default_20_Text">The tool has been installed on DEMOMVS (hlq DMSYS) at Dallas</text:p>
      <text:p text:style-name="Default_20_Text">and ZT01 (hlq DB2CFG), the EMEA Ztec system at Montpellier.</text:p>
      <text:p text:style-name="Default_20_Text"/>
      <text:p text:style-name="Default_20_Text">You can run the driver program, which is written in rexx,</text:p>
      <text:p text:style-name="Default_20_Text">either as a batch program or from your workstation.</text:p>
      <text:p text:style-name="Default_20_Text">Sample JCL to run the rexx can be found in the</text:p>
      <text:p text:style-name="Default_20_Text">&lt;glwdsp&gt;.SGLWSAMP(GLWRUN) dataset.</text:p>
      <text:p text:style-name="Default_20_Text">Copy this to your own JCL library and amend the parameters</text:p>
      <text:p text:style-name="Default_20_Text">as required.</text:p>
      <text:p text:style-name="Default_20_Text"/>
      <text:p text:style-name="Default_20_Text">You can download the rexx code to the workstation from</text:p>
      <text:p text:style-name="Default_20_Text">&lt;glwdsp&gt;.SGLWEXEC(GLWRUN).</text:p>
      <text:p text:style-name="Default_20_Text"/>
      <text:p text:style-name="Default_20_Text">Note that you will need to install Object Rexx for Windows from ISSI</text:p>
      <text:p text:style-name="Default_20_Text">to run the tool on the workstation and also that the RUN action is</text:p>
      <text:p text:style-name="Default_20_Text">the only option available from the workstation.</text:p>
      <text:p text:style-name="Default_20_Text"/>
      <text:p text:style-name="Default_20_Text">The tool creates a database, collection, and schema for the stored</text:p>
      <text:p text:style-name="Default_20_Text">procedures according to your chosen schema name such as DBAnnnD</text:p>
      <text:p text:style-name="Default_20_Text">or DBAnnnP or whatever name you choose. <text:s/>You can choose a number</text:p>
      <text:p text:style-name="Default_20_Text">of options via the JCL or ISPF panels.</text:p>
      <text:p text:style-name="Default_20_Text">The database structures at BUILD time:</text:p>
      <text:p text:style-name="Default_20_Text">1) empty or preloaded tables (PRELOAD)</text:p>
      <text:p text:style-name="Default_20_Text">2) prime key and RI indexes only or additional indexes (PERFLEV)</text:p>
      <text:p text:style-name="Default_20_Text">3) compression on or off (COMPRESS)</text:p>
      <text:p text:style-name="Default_20_Text">4) triggers or application code (TRIGGER)</text:p>
      <text:p text:style-name="Default_20_Text">5) Data capture on or off (DATACAP)</text:p>
      <text:p text:style-name="Default_20_Text">6) DB2 or application referential integrity (BUILDRI)</text:p>
      <text:p text:style-name="Default_20_Text">7) GDG limit for image copy datasets (GDGLIMIT)</text:p>
      <text:p text:style-name="Default_20_Text">8) Explain yes or no (EXPLAIN)</text:p>
      <text:p text:style-name="Default_20_Text">9) Audit option on CREATE TABLE (AUDIT)</text:p>
      <text:p text:style-name="Default_20_Text">10) Compiled C or native stored procedures (STORPROC)</text:p>
      <text:p text:style-name="Default_20_Text">11) Level of RUNSTATS (RSTATLEV)</text:p>
      <text:p text:style-name="Default_20_Text">12) Image Copy of indexes allowed (IXCOPY)</text:p>
      <text:p text:style-name="Default_20_Text">13) SQLID for authorisation (SQLID)</text:p>
      <text:p text:style-name="Default_20_Text">14) High level qualifier for utility work datasets (UTILHLQ)</text:p>
      <text:p text:style-name="Default_20_Text">Run time options:</text:p>
      <text:p text:style-name="Default_20_Text">1) Run duration in minutes or number of SP calls (RUNTIME)</text:p>
      <text:p text:style-name="Default_20_Text">2) Repeatable or random sequence of stored procedure calls (RUNMODE)</text:p>
      <text:p text:style-name="Default_20_Text">3) Relative rate of calls for each stored procedure (RUNPROF)</text:p>
      <text:p text:style-name="Default_20_Text">4) Wait time between each stored procedure call (WAITTIME)</text:p>
      <text:p text:style-name="Default_20_Text"/>
      <text:p text:style-name="Default_20_Text">Having created the database, you can choose to run the workload</text:p>
      <text:p text:style-name="Default_20_Text">immediately, which can then be monitored using either of Omegamon</text:p>
      <text:p text:style-name="Default_20_Text">Performance Expert of DB2 Query Monitor</text:p>
      <text:p text:style-name="Default_20_Text"/>
      <text:p text:style-name="Default_20_Text">Please note that the base level build of the database</text:p>
      <text:p text:style-name="Default_20_Text">is deliberately flawed in that a number of indexes are missing.</text:p>
      <text:p text:style-name="Default_20_Text">This is working as designed so that the tools can be used to find the</text:p>
      <text:p text:style-name="Default_20_Text">issues.</text:p>
      <text:p text:style-name="Default_20_Text"/>
      <text:p text:style-name="Default_20_Text">You can choose to define the missing indexes by using the PERFLEV</text:p>
      <text:p text:style-name="Default_20_Text">input parameter. <text:s/>Independently you can also choose whether to start</text:p>
      <text:p text:style-name="Default_20_Text">with the operational tables empty or preloaded with some data by</text:p>
      <text:p text:style-name="Default_20_Text">using the PRELOAD input parameter. <text:s/>These options are fully described</text:p>
      <text:p text:style-name="Default_20_Text">in the JCL sample and also in the rexx program GLWRUN.</text:p>
      <text:p text:style-name="Default_20_Text"/>
      <text:p text:style-name="Default_20_Text">Installation Instructions</text:p>
      <text:p text:style-name="Default_20_Text">=========================</text:p>
      <text:p text:style-name="Default_20_Text"/>
      <text:p text:style-name="Default_20_Text">New Installation</text:p>
      <text:p text:style-name="Default_20_Text">================</text:p>
      <text:p text:style-name="Default_20_Text"/>
      <text:p text:style-name="Default_20_Text">For Windows:</text:p>
      <text:p text:style-name="Default_20_Text"><text:s/>1. Install Object Rexx for Windows from ISSI or from the open source</text:p>
      <text:p text:style-name="Default_20_Text"><text:s text:c="4"/>community at http://www.rexxla.org/</text:p>
      <text:p text:style-name="Default_20_Text"><text:s/>2. Download the rex file from &lt;glwdsp&gt;.SGLWEXEC(GLWRUN) in text mode</text:p>
      <text:p text:style-name="Default_20_Text"><text:s text:c="4"/>and rename glwrun.exe and place in a directory in your</text:p>
      <text:p text:style-name="Default_20_Text"><text:s text:c="4"/>PATH statement</text:p>
      <text:p text:style-name="Default_20_Text"/>
      <text:p text:style-name="Default_20_Text">For TSO:</text:p>
      <text:p text:style-name="Default_20_Text"><text:s/>1. Choose a data set prefix (&lt;glwdsp&gt;) for the code and data.</text:p>
      <text:p text:style-name="Default_20_Text"><text:s text:c="4"/>This can have multiple qualifiers if you need to have multiple</text:p>
      <text:p text:style-name="Default_20_Text"><text:s text:c="4"/>concurrent releases of GLW such as DB2CFG.GLW21 and DB2CFG.GLW22</text:p>
      <text:p text:style-name="Default_20_Text"><text:s/>2. Define a dataset on the host to receive the SGLWSAMP.XMIT file</text:p>
      <text:p text:style-name="Default_20_Text"><text:s text:c="4"/>with JCL like this:</text:p>
      <text:p text:style-name="Default_20_Text"/>
      <text:p text:style-name="Default_20_Text">//DELETE <text:s text:c="2"/>EXEC PGM=IEFBR14</text:p>
      <text:p text:style-name="Default_20_Text">//GLWSAMP <text:s/>DD DSN=&lt;glwdsp&gt;.SGLWSAMP.XMIT,</text:p>
      <text:p text:style-name="Default_20_Text">// <text:s text:c="11"/>UNIT=SYSDA,SPACE=(TRK,0),DISP=(MOD,DELETE,DELETE)</text:p>
      <text:p text:style-name="Default_20_Text">//DEFINE <text:s text:c="2"/>EXEC PGM=IEFBR14</text:p>
      <text:p text:style-name="Default_20_Text">//GLWSAMP <text:s/>DD DSN=&lt;glwdsp&gt;.SGLWSAMP.XMIT,</text:p>
      <text:p text:style-name="Default_20_Text">// <text:s text:c="11"/>DCB=(DSORG=PS,LRECL=80,BLKSIZE=3120,RECFM=FB),</text:p>
      <text:p text:style-name="Default_20_Text">// <text:s text:c="11"/>UNIT=SYSDA,SPACE=(TRK,(11,1)),DISP=(NEW,CATLG,DELETE)</text:p>
      <text:p text:style-name="Default_20_Text"/>
      <text:p text:style-name="Default_20_Text"><text:s/>3. FTP the file SGLWSAMP.XMIT to the host using the binary option.</text:p>
      <text:p text:style-name="Default_20_Text"><text:s text:c="4"/>Once sent use:</text:p>
      <text:p text:style-name="Default_20_Text"/>
      <text:p text:style-name="Default_20_Text"><text:s text:c="4"/>RECEIVE INDS('&lt;glwdsp&gt;.SGLWSAMP.XMIT')</text:p>
      <text:p text:style-name="Default_20_Text"><text:s text:c="4"/>Optional input parm:</text:p>
      <text:p text:style-name="Default_20_Text"><text:s text:c="4"/>DSNAME('&lt;glwdsp&gt;.SGLWSAMP')</text:p>
      <text:p text:style-name="Default_20_Text"/>
      <text:p text:style-name="Default_20_Text"><text:s text:c="4"/>in option 6 to create the PDS dataset &lt;glwdsp&gt;.SGLWSAMP.</text:p>
      <text:p text:style-name="Default_20_Text"><text:s text:c="4"/>Copy this PDS to &lt;glwdsp&gt;.SGLWCFG which will be customised</text:p>
      <text:p text:style-name="Default_20_Text"><text:s text:c="4"/>for all local settings. You should not overwrite this file</text:p>
      <text:p text:style-name="Default_20_Text"><text:s text:c="4"/>when a new release is installed.</text:p>
      <text:p text:style-name="Default_20_Text"><text:s text:c="4"/>Customise the member GLWDEFDS in SGLWCFG as indicated.</text:p>
      <text:p text:style-name="Default_20_Text"><text:s text:c="4"/>Execute this member to define the remaining datasets for ftp.</text:p>
      <text:p text:style-name="Default_20_Text"><text:s/>4. FTP the these files to the previously created target datasets</text:p>
      <text:p text:style-name="Default_20_Text"><text:s text:c="4"/>SGLWDBRM.XMIT</text:p>
      <text:p text:style-name="Default_20_Text"><text:s text:c="4"/>SGLWEXEC.XMIT</text:p>
      <text:p text:style-name="Default_20_Text"><text:s text:c="4"/>SGLWLOAD.XMIT</text:p>
      <text:p text:style-name="Default_20_Text"><text:s text:c="4"/>SGLWMLIB.XMIT</text:p>
      <text:p text:style-name="Default_20_Text"><text:s text:c="4"/>SGLWPLIB.XMIT</text:p>
      <text:p text:style-name="Default_20_Text"><text:s text:c="4"/>SGLWSLIB.XMIT</text:p>
      <text:p text:style-name="Default_20_Text"><text:s text:c="4"/>SGLWSRCC.XMIT</text:p>
      <text:p text:style-name="Default_20_Text"><text:s text:c="4"/>SGLWSRCN.XMIT</text:p>
      <text:p text:style-name="Default_20_Text"><text:s text:c="4"/>SGLWTABD.XMIT</text:p>
      <text:p text:style-name="Default_20_Text"><text:s text:c="4"/>SGLWDATA.GLWLD5K.GLWTDPT.TRS</text:p>
      <text:p text:style-name="Default_20_Text"><text:s text:c="4"/>SGLWDATA.GLWLD5K.GLWTEMP.TRS</text:p>
      <text:p text:style-name="Default_20_Text"><text:s text:c="4"/>SGLWDATA.GLWLD5K.GLWTPRJ.TRS</text:p>
      <text:p text:style-name="Default_20_Text"><text:s text:c="4"/>SGLWDATA.GLWLD5K.GLWTPJA.TRS</text:p>
      <text:p text:style-name="Default_20_Text"><text:s text:c="4"/>SGLWDATA.GLWLD5K.GLWTEPA.TRS</text:p>
      <text:p text:style-name="Default_20_Text"><text:s text:c="4"/>and rename to &lt;glwdsp&gt;.SGLWDBRM.XMIT etc if required.</text:p>
      <text:p text:style-name="Default_20_Text"><text:s/>5. Edit this member of the pds:</text:p>
      <text:p text:style-name="Default_20_Text"><text:s text:c="4"/>&lt;glwdsp&gt;.SGLWCFG(GLWINST)</text:p>
      <text:p text:style-name="Default_20_Text"><text:s text:c="4"/>and customise as indicated.</text:p>
      <text:p text:style-name="Default_20_Text"><text:s text:c="4"/>Execute this to receive the remaining XMIT files and to unpack the</text:p>
      <text:p text:style-name="Default_20_Text"><text:s text:c="4"/>.TRS files.</text:p>
      <text:p text:style-name="Default_20_Text"><text:s text:c="4"/>If you do not have TRSMAIN installed then you can download</text:p>
      <text:p text:style-name="Default_20_Text"><text:s text:c="4"/>it from:</text:p>
      <text:p text:style-name="Default_20_Text"><text:s text:c="4"/>http://techsupport.services.ibm.com/390/trsmain.html</text:p>
      <text:p text:style-name="Default_20_Text"><text:s/>6. Edit this member of SGLWCFG:</text:p>
      <text:p text:style-name="Default_20_Text"><text:s text:c="4"/>&lt;glwdsp&gt;.SGLWCFG(GLWRUN)</text:p>
      <text:p text:style-name="Default_20_Text"><text:s text:c="4"/>Amend the STEPLIB DD statement</text:p>
      <text:p text:style-name="Default_20_Text"><text:s text:c="4"/>to refer to your DB2 SDSNEXIT and SDSNLOAD library.</text:p>
      <text:p text:style-name="Default_20_Text"><text:s text:c="4"/>Amend the SYSEXEC DD statement to refer to</text:p>
      <text:p text:style-name="Default_20_Text"><text:s text:c="4"/>&lt;glwdsp&gt;.SGLWEXEC</text:p>
      <text:p text:style-name="Default_20_Text"><text:s text:c="4"/>Amend the GLWPARM DD statement to refer to</text:p>
      <text:p text:style-name="Default_20_Text"><text:s text:c="4"/>&lt;glwdsp&gt;.SGLWCFG(GLWPARM0)</text:p>
      <text:p text:style-name="Default_20_Text"><text:s text:c="4"/>It is recommended thta each user of GLW copies this JCL member</text:p>
      <text:p text:style-name="Default_20_Text"><text:s text:c="4"/>to their own library before customising for their usage.</text:p>
      <text:p text:style-name="Default_20_Text"><text:s/>7. Customise the parm file</text:p>
      <text:p text:style-name="Default_20_Text"><text:s text:c="4"/>&lt;glwdsp&gt;.SGLWCFG(GLWPARM0)</text:p>
      <text:p text:style-name="Default_20_Text"><text:s text:c="4"/>by adding or amending the appropriate lines for</text:p>
      <text:p text:style-name="Default_20_Text"><text:s text:c="4"/>each setting. This file is read and executed by the rexx GLWRUN</text:p>
      <text:p text:style-name="Default_20_Text"><text:s text:c="4"/>and so each line must be a valid line of rexx code.</text:p>
      <text:p text:style-name="Default_20_Text"><text:s text:c="4"/>If you choose not to use GLWPARM0 as the active member then remember</text:p>
      <text:p text:style-name="Default_20_Text"><text:s text:c="4"/>to update the JCL in GLWRUN and GLWSTART.</text:p>
      <text:p text:style-name="Default_20_Text"><text:s text:c="4"/>Some settings can be set for all subsystems or specified for each</text:p>
      <text:p text:style-name="Default_20_Text"><text:s text:c="4"/>subsystem individually. These are environmental settings which</text:p>
      <text:p text:style-name="Default_20_Text"><text:s text:c="4"/>once set should not need ot be changed. The other settings are the</text:p>
      <text:p text:style-name="Default_20_Text"><text:s text:c="4"/>run time defaults which can all be overridden on each invocation.</text:p>
      <text:p text:style-name="Default_20_Text"><text:s/>8. If compiled C stored procedures are to be used then define or reuse</text:p>
      <text:p text:style-name="Default_20_Text"><text:s text:c="4"/>a WLM environment for them. This is option STORPROC(COMPC) in the</text:p>
      <text:p text:style-name="Default_20_Text"><text:s text:c="4"/>JCL job GLWRUN. This is not required if only native stored</text:p>
      <text:p text:style-name="Default_20_Text"><text:s text:c="4"/>procedures will be used as defined by STORPROC(NATIVE) in the JCL.</text:p>
      <text:p text:style-name="Default_20_Text"><text:s text:c="4"/>Set NUMTCB to 15 or thereabouts.</text:p>
      <text:p text:style-name="Default_20_Text"><text:s text:c="4"/>Ensure that the procedure refered to in the WLM environment</text:p>
      <text:p text:style-name="Default_20_Text"><text:s text:c="4"/>definition includes the SGLWLOAD library in the STEPLIB</text:p>
      <text:p text:style-name="Default_20_Text"><text:s text:c="4"/>concatenation as well as SDSNLOAD and SDSNEXIT.</text:p>
      <text:p text:style-name="Default_20_Text"><text:s text:c="4"/>The WLM environment name chosen should be specified in the</text:p>
      <text:p text:style-name="Default_20_Text"><text:s text:c="4"/>wlmenva. variable in &lt;glwdsp&gt;.SGLWCFG(GLWPARM0).</text:p>
      <text:p text:style-name="Default_20_Text"><text:s text:c="4"/>If the run profiles TIMEOUT or DEADLOCK are to be used then define</text:p>
      <text:p text:style-name="Default_20_Text"><text:s text:c="4"/>or reuse a WLM environment for the rexx stored procedure SLEEP.</text:p>
      <text:p text:style-name="Default_20_Text"><text:s text:c="4"/>Set NUMTCB to 1.</text:p>
      <text:p text:style-name="Default_20_Text"><text:s text:c="4"/>Ensure that the procedure refered to in the WLM environment</text:p>
      <text:p text:style-name="Default_20_Text"><text:s text:c="4"/>definition includes the SGLWEXEC library in the SYSEXEC DD</text:p>
      <text:p text:style-name="Default_20_Text"><text:s text:c="4"/>card concatenation.</text:p>
      <text:p text:style-name="Default_20_Text"><text:s text:c="4"/>The WLM environment name chosen should be specified in the</text:p>
      <text:p text:style-name="Default_20_Text"><text:s text:c="4"/>wlmenvrexxa. variable in &lt;glwdsp&gt;.SGLWCFG(GLWPARM0).</text:p>
      <text:p text:style-name="Default_20_Text"><text:s/>9. Set up the DB2 bufferpools by doing one of:</text:p>
      <text:p text:style-name="Default_20_Text"><text:s text:c="4"/>a) defining the bufferpools BP15 and BP16 and granting use to the</text:p>
      <text:p text:style-name="Default_20_Text"><text:s text:c="7"/>appropriate group or public.</text:p>
      <text:p text:style-name="Default_20_Text"><text:s text:c="4"/>b) use the input parameters TSBP and IXBP to override the defaults.</text:p>
      <text:p text:style-name="Default_20_Text"><text:s text:c="4"/>c) amend the default values for tsbp and ixbp in the parm file</text:p>
      <text:p text:style-name="Default_20_Text"><text:s text:c="7"/>&lt;glwdsp&gt;.SGLWCFG(GLWPARM0)</text:p>
      <text:p text:style-name="Default_20_Text"><text:s text:c="7"/>to use your own bufferpools and ensure that they are defined.</text:p>
      <text:p text:style-name="Default_20_Text">10. Set up the DB2 storage group by doing one of:</text:p>
      <text:p text:style-name="Default_20_Text"><text:s text:c="4"/>a) defining the group GLWG01 and granting use to the appropriate</text:p>
      <text:p text:style-name="Default_20_Text"><text:s text:c="7"/>group or public.</text:p>
      <text:p text:style-name="Default_20_Text"><text:s text:c="4"/>b) use the input parameter STGP to override the default.</text:p>
      <text:p text:style-name="Default_20_Text"><text:s text:c="4"/>c) amend the default value for stgp in the parm file member</text:p>
      <text:p text:style-name="Default_20_Text"><text:s text:c="7"/>&lt;glwdsp&gt;.SGLWCFG(GLWPARM0)</text:p>
      <text:p text:style-name="Default_20_Text"><text:s text:c="7"/>to use your own storage group and ensure it is defined.</text:p>
      <text:p text:style-name="Default_20_Text">11. Ensure that the TEMP database and tablespaces are defined</text:p>
      <text:p text:style-name="Default_20_Text"><text:s text:c="4"/>for 4K and 8K page sizes. <text:s/>The PRJADD stored procedure uses</text:p>
      <text:p text:style-name="Default_20_Text"><text:s text:c="4"/>a declared temporary table and so needs the TEMP database.</text:p>
      <text:p text:style-name="Default_20_Text"><text:s text:c="4"/>This is merged with the work database in V9 onwards.</text:p>
      <text:p text:style-name="Default_20_Text">12. Check that the DB2 supplied stored procedure SYSPROC.DSNUTILS</text:p>
      <text:p text:style-name="Default_20_Text"><text:s text:c="4"/>is installed and available for use. The instructions for this</text:p>
      <text:p text:style-name="Default_20_Text"><text:s text:c="4"/>can be found in the DB2 installation guide.</text:p>
      <text:p text:style-name="Default_20_Text"><text:s text:c="4"/>This stored procedure runs utilities as required such as</text:p>
      <text:p text:style-name="Default_20_Text"><text:s text:c="4"/>LOAD, COPY and RUNSTATS.</text:p>
      <text:p text:style-name="Default_20_Text"><text:s text:c="4"/>You may need to bind the DSNUTILS package into the DSNREXX</text:p>
      <text:p text:style-name="Default_20_Text"><text:s text:c="4"/>plan.</text:p>
      <text:p text:style-name="Default_20_Text">13. Optionally define the usage tracking table GLWTLOG.</text:p>
      <text:p text:style-name="Default_20_Text"><text:s text:c="4"/>Sample DDL for a database, tablespace and table can be found</text:p>
      <text:p text:style-name="Default_20_Text"><text:s text:c="4"/>in the member &lt;glwdsp&gt;.SGLWCFG(GLWD001). Amend this as</text:p>
      <text:p text:style-name="Default_20_Text"><text:s text:c="4"/>required. You can define the table owner in GLWPARM0.</text:p>
      <text:p text:style-name="Default_20_Text"><text:s text:c="4"/>The purpose of this table is gather usage</text:p>
      <text:p text:style-name="Default_20_Text"><text:s text:c="4"/>information on systems such as Montpellier or Dallas</text:p>
      <text:p text:style-name="Default_20_Text"><text:s text:c="4"/>where there are many users. The code checks whether the table</text:p>
      <text:p text:style-name="Default_20_Text"><text:s text:c="4"/>is defined before trying to use it and so this step is optional.</text:p>
      <text:p text:style-name="Default_20_Text"/>
      <text:p text:style-name="Default_20_Text">For the ISPF user interface:</text:p>
      <text:p text:style-name="Default_20_Text"/>
      <text:p text:style-name="Default_20_Text"><text:s/>1. Edit the member GLWSTART in dataset &lt;glwdsp&gt;.SGLWCFG by</text:p>
      <text:p text:style-name="Default_20_Text"><text:s text:c="4"/>changing the &lt;GLWDSP&gt; to the data set prefix for GLW as the</text:p>
      <text:p text:style-name="Default_20_Text"><text:s text:c="4"/>LOAD and EXIT Libraries are now defined in SGLWCFG(GLWPARM0).</text:p>
      <text:p text:style-name="Default_20_Text"><text:s/>2. Copy this member to a local CLIST or REXX library</text:p>
      <text:p text:style-name="Default_20_Text"><text:s text:c="4"/>used for invocation of other DB2 Tools.</text:p>
      <text:p text:style-name="Default_20_Text"><text:s text:c="4"/>This member is the start up code for the ISPF interface.</text:p>
      <text:p text:style-name="Default_20_Text"><text:s/>3. To invoke the ISPF interface you need to call the GLWSTART exec.</text:p>
      <text:p text:style-name="Default_20_Text"><text:s text:c="4"/>This can be done from TSO option 6 or from the DB2 Admin Main Panel</text:p>
      <text:p text:style-name="Default_20_Text"><text:s text:c="4"/>(ADB2).</text:p>
      <text:p text:style-name="Default_20_Text"><text:s text:c="4"/>The GLWSTART exec has one parameter; the DB2 SSID.</text:p>
      <text:p text:style-name="Default_20_Text"><text:s text:c="4"/>Examples:</text:p>
      <text:p text:style-name="Default_20_Text"/>
      <text:p text:style-name="Default_20_Text"><text:s text:c="4"/>TSO option 6</text:p>
      <text:p text:style-name="Default_20_Text"><text:s text:c="4"/>EX 'DB2CFG.DB2TOOLS.CLIST(GLWSTART)' 'SSID(DB21)'</text:p>
      <text:p text:style-name="Default_20_Text"/>
      <text:p text:style-name="Default_20_Text"><text:s text:c="4"/>DB2 Admin Main Panel (ADB2) -- customised using ADB2CUST exec</text:p>
      <text:p text:style-name="Default_20_Text"><text:s text:c="4"/>:cdescr.Workload Generator</text:p>
      <text:p text:style-name="Default_20_Text"><text:s text:c="4"/>:cispf.SELECT CMD(%GLWSTART <text:s/>SSID(&amp;DB2SYS)) NEWAPPL(GLW) PASSLIB</text:p>
      <text:p text:style-name="Default_20_Text"><text:s/>4. The ISPF panels for creating JCL for GLW have been modified to use</text:p>
      <text:p text:style-name="Default_20_Text"><text:s text:c="4"/>the new parameters of GLW V2.2. These new parameters appear on the</text:p>
      <text:p text:style-name="Default_20_Text"><text:s text:c="4"/>Advanced Options <text:s/>pop-up screen. There are validation checks to</text:p>
      <text:p text:style-name="Default_20_Text"><text:s text:c="4"/>make sure, for example, <text:s/>that you don't create JCL that will request</text:p>
      <text:p text:style-name="Default_20_Text"><text:s text:c="4"/>SQL Tracing for a DB2 level lower that DB2 V9.</text:p>
      <text:p text:style-name="Default_20_Text"><text:s/>5. The Stored Procedure option that was on the main GLW panel has</text:p>
      <text:p text:style-name="Default_20_Text"><text:s text:c="4"/>been moved to the <text:s/>Advanced Options <text:s/>pop-up screen. This is because</text:p>
      <text:p text:style-name="Default_20_Text"><text:s text:c="4"/>GLW will now automatically determine whether to use native or</text:p>
      <text:p text:style-name="Default_20_Text"><text:s text:c="4"/>compiled C stored procedures based on the version of DB2 that is</text:p>
      <text:p text:style-name="Default_20_Text"><text:s text:c="4"/>running.</text:p>
      <text:p text:style-name="Default_20_Text"><text:s text:c="4"/>GLW will use native stored procedures for DB2 V9 and above, and</text:p>
      <text:p text:style-name="Default_20_Text"><text:s text:c="4"/>compiled C stored procedures for version lower than DB2 V9.</text:p>
      <text:p text:style-name="Default_20_Text"><text:s text:c="4"/>If you wish to use compiled C stored procedures on DB2 V9 (and</text:p>
      <text:p text:style-name="Default_20_Text"><text:s text:c="4"/>above) you would need to make that choice on the Advanced Options</text:p>
      <text:p text:style-name="Default_20_Text"><text:s text:c="4"/>pop-up screen by specifying COMPC for Stored Procedure and 81</text:p>
      <text:p text:style-name="Default_20_Text"><text:s text:c="4"/>for DB2 Level.</text:p>
      <text:p text:style-name="Default_20_Text"/>
      <text:p text:style-name="Default_20_Text"><text:s/>6. The JCL created from the ISPF panels is dependent on the <text:s/>Action</text:p>
      <text:p text:style-name="Default_20_Text"><text:s text:c="4"/>requested, so that only the parameters relevant to the <text:s/>Action <text:s/>will</text:p>
      <text:p text:style-name="Default_20_Text"><text:s text:c="4"/>be produced. This has simplified the parameters list passed to GLW.</text:p>
      <text:p text:style-name="Default_20_Text"/>
      <text:p text:style-name="Default_20_Text"><text:s/>7. The JOBCARD information is now customisable by the user on a new</text:p>
      <text:p text:style-name="Default_20_Text"><text:s text:c="4"/>pop-up screen. It is selectable from the main GLW panel and allows</text:p>
      <text:p text:style-name="Default_20_Text"><text:s text:c="4"/>you 4 lines for customisation. Generally you only need to customise</text:p>
      <text:p text:style-name="Default_20_Text"><text:s text:c="4"/>this option once.</text:p>
      <text:p text:style-name="Default_20_Text"/>
      <text:p text:style-name="Default_20_Text">Existing Installation</text:p>
      <text:p text:style-name="Default_20_Text">=====================</text:p>
      <text:p text:style-name="Default_20_Text"/>
      <text:p text:style-name="Default_20_Text">Over the top of 2.1</text:p>
      <text:p text:style-name="Default_20_Text"><text:s/>1. ftp these xmit files over top of existing xmit files or recreate</text:p>
      <text:p text:style-name="Default_20_Text"><text:s text:c="4"/>if necessary. The trs files have not changed.</text:p>
      <text:p text:style-name="Default_20_Text"><text:s text:c="4"/>SGLWEXEC.XMIT</text:p>
      <text:p text:style-name="Default_20_Text"><text:s text:c="4"/>SGLWMLIB.XMIT</text:p>
      <text:p text:style-name="Default_20_Text"><text:s text:c="4"/>SGLWPLIB.XMIT</text:p>
      <text:p text:style-name="Default_20_Text"><text:s text:c="4"/>SGLWSAMP.XMIT</text:p>
      <text:p text:style-name="Default_20_Text"><text:s text:c="4"/>SGLWSLIB.XMIT</text:p>
      <text:p text:style-name="Default_20_Text"><text:s text:c="4"/>SGLWSRCN.XMIT</text:p>
      <text:p text:style-name="Default_20_Text"><text:s/>2. Use RECEIVE to recreate the PDS datasets.</text:p>
      <text:p text:style-name="Default_20_Text"><text:s/>3. Copy GLWSTART from SGLWSAMP into your EXEC or CLIST library and</text:p>
      <text:p text:style-name="Default_20_Text"><text:s text:c="4"/>customise as required.</text:p>
      <text:p text:style-name="Default_20_Text"><text:s/>4. Update GLWPARM0 with the defaults for SQLID and UTILHLQ as per</text:p>
      <text:p text:style-name="Default_20_Text"><text:s text:c="4"/>GLWPARM0 in SGLWSAMP.</text:p>
      <text:p text:style-name="Default_20_Text"><text:s/>5. Copy GLWSAMP from SGLWSAMP to GLWCFG.</text:p>
      <text:p text:style-name="Default_20_Text"/>
      <text:p text:style-name="Default_20_Text">Over the top of any release before 2.1</text:p>
      <text:p text:style-name="Default_20_Text"><text:s/>1. Treat as a new installation</text:p>
      <text:p text:style-name="Default_20_Text"/>
      <text:p text:style-name="Default_20_Text">Usage Advice</text:p>
      <text:p text:style-name="Default_20_Text">============</text:p>
      <text:p text:style-name="Default_20_Text">Refer to your_dataset_prefix.SGLWCFG(GLWRUN)</text:p>
      <text:p text:style-name="Default_20_Text">for documentation on the parameters.</text:p>
      <text:p text:style-name="Default_20_Text"/>
      <text:p text:style-name="Default_20_Text">Object Change Management</text:p>
      <text:p text:style-name="Default_20_Text">------------------------</text:p>
      <text:p text:style-name="Default_20_Text">The tool creates a database with many of the features that you could</text:p>
      <text:p text:style-name="Default_20_Text">expect to find at a customer site. Two of the tables are partitioned.</text:p>
      <text:p text:style-name="Default_20_Text">Referential integrity is defined between the five operational</text:p>
      <text:p text:style-name="Default_20_Text">tables - GLWTDPT, GLWTEMP, GLWTPRJ, GLWTPJA, GLWTEPA. <text:s/>You can</text:p>
      <text:p text:style-name="Default_20_Text">choose to use application RI by setting the BUILDRI parameter to GLW.</text:p>
      <text:p text:style-name="Default_20_Text">The reference tables and the number generator tables all use</text:p>
      <text:p text:style-name="Default_20_Text">identity columns. <text:s/>The number generator tables are always empty as</text:p>
      <text:p text:style-name="Default_20_Text">they are used like sequences in V8, purely to generate the next number.</text:p>
      <text:p text:style-name="Default_20_Text">The employee table (GLWTEMP) has three triggers defined on it which</text:p>
      <text:p text:style-name="Default_20_Text">update the department table (GLWTDPT). <text:s/>You can use the TRIGGER</text:p>
      <text:p text:style-name="Default_20_Text">parameter to disable the triggers. <text:s/>All tables have views defined</text:p>
      <text:p text:style-name="Default_20_Text">on them but note that the views can not be used unless the user has</text:p>
      <text:p text:style-name="Default_20_Text">access which is either through having SYSADM or a secondary authid</text:p>
      <text:p text:style-name="Default_20_Text">which corresponds to the owner of the view or has been granted access</text:p>
      <text:p text:style-name="Default_20_Text">by one of the above.</text:p>
      <text:p text:style-name="Default_20_Text"/>
      <text:p text:style-name="Default_20_Text"/>
      <text:p text:style-name="Default_20_Text">Performance Management</text:p>
      <text:p text:style-name="Default_20_Text">----------------------</text:p>
      <text:p text:style-name="Default_20_Text">I tend to use Omegamon Performance Expert for DB2, IBM Query Monitor QM,</text:p>
      <text:p text:style-name="Default_20_Text">Visual Explain, Administration Tool Explain, or Optimization Expert</text:p>
      <text:p text:style-name="Default_20_Text">when exploring performance features. <text:s/>The workload can be driven from</text:p>
      <text:p text:style-name="Default_20_Text">a workstation through DB2 Connect and so can also be used for</text:p>
      <text:p text:style-name="Default_20_Text">examining the data captured by DB2 Connect Monitoring.</text:p>
      <text:p text:style-name="Default_20_Text">The workload is deliberately not tuned. <text:s/>By running multiple threads,</text:p>
      <text:p text:style-name="Default_20_Text">either from the workstation or batch or both, you can generate</text:p>
      <text:p text:style-name="Default_20_Text">timeouts and deadlocks to illustrate the ability of PE to capture</text:p>
      <text:p text:style-name="Default_20_Text">and show these events. There is a stored procedure (DPTLCK) which takes</text:p>
      <text:p text:style-name="Default_20_Text">a lock for 65 seconds on the GLWTDPT table and hence causes timeouts</text:p>
      <text:p text:style-name="Default_20_Text">on any other thread running at the time. <text:s/>This program can be run</text:p>
      <text:p text:style-name="Default_20_Text">by using the run profile of TIMEOUT (RUNPROF(TIMEOUT)).</text:p>
      <text:p text:style-name="Default_20_Text">When using this profile it is also advisable to use the WAITTIME</text:p>
      <text:p text:style-name="Default_20_Text">parameter, say 10 seconds, to let some transactions run in between</text:p>
      <text:p text:style-name="Default_20_Text">the locks.</text:p>
      <text:p text:style-name="Default_20_Text">The stored procedure DEDLCK can be used the create deadlocks. <text:s/>This</text:p>
      <text:p text:style-name="Default_20_Text">procedure is invoked with the run profile of DEADLOCK. <text:s/>To create</text:p>
      <text:p text:style-name="Default_20_Text">a deadlock, at least two threads must run concurrently on the same</text:p>
      <text:p text:style-name="Default_20_Text">schema at the same time.</text:p>
      <text:p text:style-name="Default_20_Text">The stored procedure EMPQRY causes RID pool failures which can be</text:p>
      <text:p text:style-name="Default_20_Text">displayed using Omegamon PE.</text:p>
      <text:p text:style-name="Default_20_Text"/>
      <text:p text:style-name="Default_20_Text">You can use QM to find the most expensive SQL - no prizes for finding</text:p>
      <text:p text:style-name="Default_20_Text">the missing indexes when using PERFLEV(BASE).</text:p>
      <text:p text:style-name="Default_20_Text">If you plan to use the link to SQL PA then check that the SQL explains</text:p>
      <text:p text:style-name="Default_20_Text">ok first.</text:p>
      <text:p text:style-name="Default_20_Text"/>
      <text:p text:style-name="Default_20_Text">The stored procedure EMPFND generates dynamic SQL which can be</text:p>
      <text:p text:style-name="Default_20_Text">captured and displayed by QM.</text:p>
      <text:p text:style-name="Default_20_Text">SQL/PA can be used to explain the SQL contained in the DBRM library</text:p>
      <text:p text:style-name="Default_20_Text">(SGLWDBRM). The last time I tried it, it successfully handled</text:p>
      <text:p text:style-name="Default_20_Text">all but 2 of the statements.</text:p>
      <text:p text:style-name="Default_20_Text"/>
      <text:p text:style-name="Default_20_Text">The run parameters - RUNTIME, RUNMODE and RUNPROF together</text:p>
      <text:p text:style-name="Default_20_Text">with the table GLWTPGW control how any one run behaves.</text:p>
      <text:p text:style-name="Default_20_Text">The RUNMODE parm, either RANDOM or FIXED, determines whether</text:p>
      <text:p text:style-name="Default_20_Text">the sequence of stored procedures called will be repeatable or random.</text:p>
      <text:p text:style-name="Default_20_Text">This parameter also controls the behaviour of the stored procedures</text:p>
      <text:p text:style-name="Default_20_Text">when they need to make a choice such as selecting a location</text:p>
      <text:p text:style-name="Default_20_Text">from the locations table GLWTLOC for the department table GLWTDPT.</text:p>
      <text:p text:style-name="Default_20_Text">The fixed option can be used to execute repeatable runs which have</text:p>
      <text:p text:style-name="Default_20_Text">exactly the same sequence of SQL calls. <text:s/>This can be used for</text:p>
      <text:p text:style-name="Default_20_Text">comparative measurements when changing external factors such as</text:p>
      <text:p text:style-name="Default_20_Text">bufferpool sizes or object placement. <text:s/>Note that for this sort of</text:p>
      <text:p text:style-name="Default_20_Text">trial do not run more than one thread concurrently as the predictable</text:p>
      <text:p text:style-name="Default_20_Text">nature of a fixed run will be lost.</text:p>
      <text:p text:style-name="Default_20_Text">The interpretation of the run time parameter depends on the run mode.</text:p>
      <text:p text:style-name="Default_20_Text">For run mode random, the run time is the duration of the run in</text:p>
      <text:p text:style-name="Default_20_Text">minutes. <text:s/>The number of stored procedures called will depend on</text:p>
      <text:p text:style-name="Default_20_Text">how fast they execute. <text:s/>For run mode fixed it is a little more complex</text:p>
      <text:p text:style-name="Default_20_Text">as it now determines the exact number of stored procedure calls.</text:p>
      <text:p text:style-name="Default_20_Text">This is done by summing the program weights from the GLWTPGW table</text:p>
      <text:p text:style-name="Default_20_Text">for the chosen run profile, such as STANDARD, and multiplying by the</text:p>
      <text:p text:style-name="Default_20_Text">run time. <text:s/>For example if the program weights sum to 100, and they</text:p>
      <text:p text:style-name="Default_20_Text">all do except for TIMEOUT and DEADLOCK, and the run time is set to 50,</text:p>
      <text:p text:style-name="Default_20_Text">then 50*100=5000 stored procedures will be executed. <text:s/>A number of run</text:p>
      <text:p text:style-name="Default_20_Text">profiles have been defined but you can edit the USER profile to be</text:p>
      <text:p text:style-name="Default_20_Text">whatever weight combination you like.</text:p>
      <text:p text:style-name="Default_20_Text"/>
      <text:p text:style-name="Default_20_Text">Replication</text:p>
      <text:p text:style-name="Default_20_Text">===========</text:p>
      <text:p text:style-name="Default_20_Text">The Generator can be used to create both the source and the</text:p>
      <text:p text:style-name="Default_20_Text">target environments. For the source use DATACAP(CHANGES) and for the</text:p>
      <text:p text:style-name="Default_20_Text">target use TRIGGER(NO).</text:p>
      <text:p text:style-name="Default_20_Text"/>
      <text:p text:style-name="Default_20_Text">I have left the generation of image copies as a user exercise.</text:p>
      <text:p text:style-name="Default_20_Text">There is no usage yet of UDFs, UDTs, alias's, synonyms.</text:p>
      <text:p text:style-name="Default_20_Text">This version still runs on V7 and so no features of V8 or V9 have</text:p>
      <text:p text:style-name="Default_20_Text">yet been exploited apart from native stored procedures in V9 and</text:p>
      <text:p text:style-name="Default_20_Text">use of NOT ENFORCED for triggers for V8 NFM and above.</text:p>
      <text:p text:style-name="Default_20_Text">If you want to alter the balance of which stored procedures are</text:p>
      <text:p text:style-name="Default_20_Text">called, then edit the RUN_WEIGHT column of the WLDTPGW table for the</text:p>
      <text:p text:style-name="Default_20_Text">run profile of USER. <text:s/>The default is the STANDARD profile.</text:p>
      <text:p text:style-name="Default_20_Text"/>
      <text:p text:style-name="Default_20_Text">The workload will run on either DB2 V7, V8, V9 <text:s/>and V10 as the DDL and</text:p>
      <text:p text:style-name="Default_20_Text">stored procedures are release controlled.</text:p>
      <text:p text:style-name="Default_20_Text"/>
      <text:p text:style-name="Default_20_Text">Known Issues</text:p>
      <text:p text:style-name="Default_20_Text">============</text:p>
      <text:p text:style-name="Default_20_Text">There can be a problem with workload manager if a thread is cancelled</text:p>
      <text:p text:style-name="Default_20_Text">during execution. The symptom is that a subsequent batch submission</text:p>
      <text:p text:style-name="Default_20_Text">fails. <text:s/>If this occurs then the solution is to quiesce and</text:p>
      <text:p text:style-name="Default_20_Text">resume the workload manager environment where the stored procedures</text:p>
      <text:p text:style-name="Default_20_Text">were executing.</text:p>
      <text:p text:style-name="Default_20_Text"/>
      <text:p text:style-name="Default_20_Text">Application Change History</text:p>
      <text:p text:style-name="Default_20_Text">21/01/2011 V2R2</text:p>
      <text:p text:style-name="Default_20_Text"><text:s text:c="2"/>Reordered the DROP PROCEDURE statements in GLWSAMP to comply with</text:p>
      <text:p text:style-name="Default_20_Text"><text:s text:c="2"/>APAR PM39466</text:p>
      <text:p text:style-name="Default_20_Text"><text:s text:c="2"/>Amended comments ref WLMENV; changed code to tolerate no default</text:p>
      <text:p text:style-name="Default_20_Text"><text:s text:c="2"/>Added ability to define a separate WLM environment for the rexx stored</text:p>
      <text:p text:style-name="Default_20_Text"><text:s text:c="2"/>procedure SLEEP</text:p>
      <text:p text:style-name="Default_20_Text"><text:s text:c="2"/>Added code to give better message if DB2 subsystem not active</text:p>
      <text:p text:style-name="Default_20_Text"><text:s text:c="2"/>Added ability to run the REPAIR utility</text:p>
      <text:p text:style-name="Default_20_Text"><text:s text:c="2"/>Changed GLWBUILD to always run GRANTs</text:p>
      <text:p text:style-name="Default_20_Text"><text:s text:c="2"/>Added SQLID parm to allow a user to specify a different</text:p>
      <text:p text:style-name="Default_20_Text"><text:s text:c="2"/>id to their current id to gain the appropriate authorisation.</text:p>
      <text:p text:style-name="Default_20_Text"><text:s text:c="2"/>Added a high level qualifier option (UTILHLQ)</text:p>
      <text:p text:style-name="Default_20_Text"><text:s text:c="2"/>for the work datasets of utilities</text:p>
      <text:p text:style-name="Default_20_Text"><text:s text:c="2"/>Changed the version detection code to use the session variable</text:p>
      <text:p text:style-name="Default_20_Text"><text:s text:c="2"/>SYSIBM.VERSION as well as using DISPLAY GROUP and scraping the result.</text:p>
      <text:p text:style-name="Default_20_Text"><text:s text:c="2"/>if a data sharing group is in coexistence mode.</text:p>
      <text:p text:style-name="Default_20_Text"><text:s text:c="2"/>Added ability to run UPDATE statements</text:p>
      <text:p text:style-name="Default_20_Text"><text:s text:c="2"/>Fixed problem with explain of native stored procedures</text:p>
      <text:p text:style-name="Default_20_Text"><text:s text:c="2"/>Amended the README file in SGLWSAMP.</text:p>
      <text:p text:style-name="Default_20_Text"><text:s text:c="2"/>Added DATABASE option to override the schema name</text:p>
      <text:p text:style-name="Default_20_Text"><text:s text:c="2"/>Added DDL to create the full set of EXPLAIN tables</text:p>
      <text:p text:style-name="Default_20_Text"><text:s text:c="2"/>(DDLEXP09 and DDLEXP10)</text:p>
      <text:p text:style-name="Default_20_Text"><text:s text:c="2"/>Added ability to override the buffer pools for 8K, 16K and 32K page</text:p>
      <text:p text:style-name="Default_20_Text"><text:s text:c="2"/>size in GLWPARM0</text:p>
      <text:p text:style-name="Default_20_Text"><text:s text:c="2"/>Added new JCL parameter BPOOL to control whether overrides are used</text:p>
      <text:p text:style-name="Default_20_Text"><text:s text:c="2"/>Added new JCL parameter STOGP to control whether overrides are used</text:p>
      <text:p text:style-name="Default_20_Text">19/10/2010 V2R1</text:p>
      <text:p text:style-name="Default_20_Text"><text:s text:c="2"/>Added ability to INCLUDE members from a pds.</text:p>
      <text:p text:style-name="Default_20_Text"><text:s text:c="2"/>Used INCLUDE for all native stored procedures</text:p>
      <text:p text:style-name="Default_20_Text"><text:s text:c="2"/>Removed use of the system node to determine the defaults</text:p>
      <text:p text:style-name="Default_20_Text"><text:s text:c="2"/>Amended method to set the customisable defaults by adding a parm file</text:p>
      <text:p text:style-name="Default_20_Text"><text:s text:c="2"/>Added 'SET CURRENT SCHEMA' for java JDBC</text:p>
      <text:p text:style-name="Default_20_Text"><text:s text:c="2"/>Added ability to run Java stored procedures</text:p>
      <text:p text:style-name="Default_20_Text"><text:s text:c="2"/>Corrected EMPQRY to fetch all rows from the second table</text:p>
      <text:p text:style-name="Default_20_Text"><text:s text:c="2"/>Changed to table controlled partitioning as not supported in V10</text:p>
      <text:p text:style-name="Default_20_Text"><text:s text:c="2"/>except when using DB2 V8 CM.</text:p>
      <text:p text:style-name="Default_20_Text"><text:s text:c="2"/>Added DB2 release control. Allows users to specify levels of</text:p>
      <text:p text:style-name="Default_20_Text"><text:s text:c="2"/>functionality lower than that available.</text:p>
      <text:p text:style-name="Default_20_Text"><text:s text:c="2"/>Added the ability to trace every single SQL statement</text:p>
      <text:p text:style-name="Default_20_Text"><text:s text:c="2"/>Added control of the dataset prefix to allow for multiple concurrent</text:p>
      <text:p text:style-name="Default_20_Text"><text:s text:c="2"/>versions of GLW such as DB2CFG.GLW21</text:p>
      <text:p text:style-name="Default_20_Text"><text:s text:c="2"/>Removed DBRMLIB input parm as no longer required.</text:p>
      <text:p text:style-name="Default_20_Text"><text:s text:c="2"/>Change default of STORPROC to NATIVE</text:p>
      <text:p text:style-name="Default_20_Text"><text:s text:c="2"/>Added street names and towns look up tables</text:p>
      <text:p text:style-name="Default_20_Text"><text:s text:c="2"/>Added XML column to GLWTEMP</text:p>
      <text:p text:style-name="Default_20_Text"><text:s text:c="2"/>Removed overrides for wlmenv, stgp, tsbp, ixbp as can now be set</text:p>
      <text:p text:style-name="Default_20_Text"><text:s text:c="2"/>in the GLWPARM file.</text:p>
      <text:p text:style-name="Default_20_Text"><text:s text:c="2"/>Added stored proc EMPADX to add employee contact info as XML data</text:p>
      <text:p text:style-name="Default_20_Text"><text:s text:c="2"/>Prevent COMPC running after 8.1 as will fail.</text:p>
      <text:p text:style-name="Default_20_Text">17/09/2009 V1R7</text:p>
      <text:p text:style-name="Default_20_Text"><text:s text:c="2"/>Changed default for FLUSHBP to NONE</text:p>
      <text:p text:style-name="Default_20_Text"><text:s text:c="2"/>Added new query function EMPQR2</text:p>
      <text:p text:style-name="Default_20_Text"><text:s text:c="2"/>Added new employee update function EMPUPR</text:p>
      <text:p text:style-name="Default_20_Text">08/06/2009 V1R6</text:p>
      <text:p text:style-name="Default_20_Text"><text:s text:c="2"/>Corrected error on call of a BIND</text:p>
      <text:p text:style-name="Default_20_Text"><text:s text:c="2"/>Dropped TABLE(ALL) INDEX(ALL) from RSTATLEV(BASE)</text:p>
      <text:p text:style-name="Default_20_Text"><text:s text:c="2"/>Added KEYCARD to RSTATLEV(TUNED)</text:p>
      <text:p text:style-name="Default_20_Text"><text:s text:c="2"/>Fixed problem with determining the DB2 code level which prevented</text:p>
      <text:p text:style-name="Default_20_Text"><text:s text:c="2"/>the use of NATIVE for stored procedures in Version 9</text:p>
      <text:p text:style-name="Default_20_Text"><text:s text:c="2"/>Added DB5n to MOPZT01</text:p>
      <text:p text:style-name="Default_20_Text">18/08/2008 V1R5</text:p>
      <text:p text:style-name="Default_20_Text"><text:s text:c="2"/>Corrected error which used RI NOT ENFORCED in V8 CM; possible in NFM</text:p>
      <text:p text:style-name="Default_20_Text"><text:s text:c="2"/>Added utility message to output for LOG(SUMMARY)</text:p>
      <text:p text:style-name="Default_20_Text"><text:s text:c="2"/>Corrected error in BUILD which did not correctly determine the DB2</text:p>
      <text:p text:style-name="Default_20_Text"><text:s text:c="2"/>level and mode.</text:p>
      <text:p text:style-name="Default_20_Text"><text:s text:c="2"/>Added option to control AUDIT parameter</text:p>
      <text:p text:style-name="Default_20_Text"><text:s text:c="2"/>Added Comments and Labels to the Department and Employee tables</text:p>
      <text:p text:style-name="Default_20_Text"><text:s text:c="2"/>Added option to choose native or compiled C code for the Stored Procs</text:p>
      <text:p text:style-name="Default_20_Text"><text:s text:c="2"/>Added option to control level of RUNSTATS</text:p>
      <text:p text:style-name="Default_20_Text"><text:s text:c="2"/>Added new procedure to create deadlocks along with new RUNPROF</text:p>
      <text:p text:style-name="Default_20_Text"><text:s text:c="2"/>Changed all default WLM environments for MOP to WLMGLW.</text:p>
      <text:p text:style-name="Default_20_Text"><text:s text:c="2"/>Changed GLWXEMP4 and GLWXEMP5 from performance level BASE to TUNED</text:p>
      <text:p text:style-name="Default_20_Text"><text:s text:c="2"/>Amended the native version of EMPFND to run correctly in V9 by</text:p>
      <text:p text:style-name="Default_20_Text"><text:s text:c="2"/>adding a SET SCHEMA statement. <text:s/>This is because the default for</text:p>
      <text:p text:style-name="Default_20_Text"><text:s text:c="2"/>an unqualified table name in dynamic SQL has changed from the</text:p>
      <text:p text:style-name="Default_20_Text"><text:s text:c="2"/>BIND qualifier for compiled C stored procedures to the</text:p>
      <text:p text:style-name="Default_20_Text"><text:s text:c="2"/>current sqlid for native stored procedures.</text:p>
      <text:p text:style-name="Default_20_Text"><text:s text:c="2"/>Added option to control index copy.</text:p>
      <text:p text:style-name="Default_20_Text">12/02/2006 V1R4</text:p>
      <text:p text:style-name="Default_20_Text"><text:s text:c="2"/>GLWPRIM panel made scrollable;</text:p>
      <text:p text:style-name="Default_20_Text"><text:s text:c="2"/>GLW exec modified to detect if advanced options variables are set;</text:p>
      <text:p text:style-name="Default_20_Text"><text:s text:c="2"/>Info message added to GLWPRIM panel indicating advanced options set;</text:p>
      <text:p text:style-name="Default_20_Text"><text:s text:c="2"/>Minor changes to help panels;</text:p>
      <text:p text:style-name="Default_20_Text"><text:s text:c="2"/>Option to STOP/START all objects to flush pages from the bufferpools</text:p>
      <text:p text:style-name="Default_20_Text"><text:s text:c="2"/>before and/or after each run by using the FLUSHBP parameter;</text:p>
      <text:p text:style-name="Default_20_Text"><text:s text:c="2"/>Ability to process STOP/START commands in the build stream;</text:p>
      <text:p text:style-name="Default_20_Text"><text:s text:c="2"/>Added definition of data sharing group on DEMOMVS DB1S and DB2S;</text:p>
      <text:p text:style-name="Default_20_Text"><text:s text:c="2"/>Amended GLWBUILD to use NOT ENFORCED for RI definitions when</text:p>
      <text:p text:style-name="Default_20_Text"><text:s text:c="2"/>BUILDRI(GLW) chosen and provided DB2 version 8 or above;</text:p>
      <text:p text:style-name="Default_20_Text"><text:s text:c="2"/>Added the SDSNEXIT library to the sample JCL;</text:p>
      <text:p text:style-name="Default_20_Text"><text:s text:c="2"/>Added PRELOAD and PERFLEV parameters;</text:p>
      <text:p text:style-name="Default_20_Text"><text:s text:c="2"/>Consolidated GLWSPEC, GLWSPECT and GLWLD5K into a single</text:p>
      <text:p text:style-name="Default_20_Text"><text:s text:c="2"/>build dataset GLWSAMP with optional statements controlled</text:p>
      <text:p text:style-name="Default_20_Text"><text:s text:c="2"/>by use of the PRELOAD and PERFLEV parameters;</text:p>
      <text:p text:style-name="Default_20_Text"><text:s text:c="2"/>This makes maintenance simpler and also allows for more options</text:p>
      <text:p text:style-name="Default_20_Text"><text:s text:c="2"/>in that you can now have a preloaded database which is either</text:p>
      <text:p text:style-name="Default_20_Text"><text:s text:c="2"/>untuned or tuned depending on what you want.</text:p>
      <text:p text:style-name="Default_20_Text"><text:s text:c="2"/>Added optional workload usage tracking table GLWTLOG;</text:p>
      <text:p text:style-name="Default_20_Text"><text:s text:c="2"/>Added a DEBUG parameter to control rexx tracing;</text:p>
      <text:p text:style-name="Default_20_Text"><text:s text:c="2"/>Increased maximum waittime to 60 to allow for more interesting</text:p>
      <text:p text:style-name="Default_20_Text"><text:s text:c="2"/>use of the DPTLCK stored procedure;</text:p>
      <text:p text:style-name="Default_20_Text"><text:s text:c="2"/>Substitute BUILD for RUN if the database does not exist and GLWRUN</text:p>
      <text:p text:style-name="Default_20_Text"><text:s text:c="2"/>is executed via TSO batch;</text:p>
      <text:p text:style-name="Default_20_Text"><text:s text:c="2"/>Added the COMPRESS parameter to control compression;</text:p>
      <text:p text:style-name="Default_20_Text"><text:s text:c="2"/>Added the TRIGGER parameter to control creation of the triggers; This</text:p>
      <text:p text:style-name="Default_20_Text"><text:s text:c="2"/>should be used when defining the target for replication;</text:p>
      <text:p text:style-name="Default_20_Text"><text:s text:c="2"/>Added the DATACAP parameter to set DATA CAPTURE on the tables; <text:s/>This</text:p>
      <text:p text:style-name="Default_20_Text"><text:s text:c="2"/>should be used when defining the source for replication;</text:p>
      <text:p text:style-name="Default_20_Text">15/03/2006 V1R3</text:p>
      <text:p text:style-name="Default_20_Text"><text:s text:c="2"/>Suppressed the error message for failed DELETEs</text:p>
      <text:p text:style-name="Default_20_Text"><text:s text:c="2"/>Updated GLWRUN and GLWBUILD to build GLWDRDA for remote access</text:p>
      <text:p text:style-name="Default_20_Text"><text:s text:c="2"/>Fixed problem for new code causing a REBIND</text:p>
      <text:p text:style-name="Default_20_Text">31/01/2006 V1R2</text:p>
      <text:p text:style-name="Default_20_Text"><text:s text:c="2"/>Amend SP DPTMGR to handle unlimited number of departments</text:p>
      <text:p text:style-name="Default_20_Text"><text:s text:c="2"/>Amend SP DPTSEL to avoid TS scans of GLWTDPT</text:p>
      <text:p text:style-name="Default_20_Text"><text:s text:c="2"/>A BIND of the packages DPTMGR and DPTSEL is required</text:p>
      <text:p text:style-name="Default_20_Text"><text:s text:c="2"/>Add GLWSPECT as a tuned version of GLWSPEC</text:p>
      <text:p text:style-name="Default_20_Text"><text:s text:c="2"/>Fix report formatting for very long running procedures</text:p>
      <text:p text:style-name="Default_20_Text"><text:s text:c="2"/>Remove output of BIND action when LOG(SUMMARY) chosen</text:p>
      <text:p text:style-name="Default_20_Text"><text:s text:c="2"/>Add ability for a userid to DROP databases created by others</text:p>
      <text:p text:style-name="Default_20_Text"><text:s text:c="2"/>see the customise section</text:p>
      <text:p text:style-name="Default_20_Text"><text:s text:c="2"/>Add the ability to execute utility statements;</text:p>
      <text:p text:style-name="Default_20_Text"><text:s text:c="2"/>LOAD, CHECK, RUNSTATS and COPY can be executed in the BUILD process</text:p>
      <text:p text:style-name="Default_20_Text"><text:s text:c="2"/>Add the new build spec GLWLD5K to preload a database environment</text:p>
      <text:p text:style-name="Default_20_Text"><text:s text:c="2"/>Fixed GLWBUILD to correct error when using TSBP, IXBP or STGP</text:p>
      <text:p text:style-name="Default_20_Text">01/12/2005 V1R1</text:p>
      <text:p text:style-name="Default_20_Text"><text:s text:c="2"/>Base version</text:p>
      <text:p text:style-name="Default_20_Text"/>
      <text:p text:style-name="Default_20_Text">Change History for the original workload generator</text:p>
      <text:p text:style-name="Default_20_Text">==================================================</text:p>
      <text:p text:style-name="Default_20_Text">18/07/2003 V0R1</text:p>
      <text:p text:style-name="Default_20_Text"><text:s text:c="2"/>Base version</text:p>
      <text:p text:style-name="Default_20_Text">21/08/2003 V1R1</text:p>
      <text:p text:style-name="Default_20_Text"><text:s text:c="2"/>Fix runtime(0) reporting error;</text:p>
      <text:p text:style-name="Default_20_Text"><text:s text:c="2"/>Change default runtime to 1 minute;</text:p>
      <text:p text:style-name="Default_20_Text"><text:s text:c="2"/>Update help text;</text:p>
      <text:p text:style-name="Default_20_Text"><text:s text:c="2"/>Fix runtime when parm not set;</text:p>
      <text:p text:style-name="Default_20_Text">24/11/2003 V2R1</text:p>
      <text:p text:style-name="Default_20_Text"><text:s text:c="2"/>Rewrite for version control</text:p>
      <text:p text:style-name="Default_20_Text">25/03/2004 V3R1</text:p>
      <text:p text:style-name="Default_20_Text"><text:s text:c="2"/>Add the project tables to create more data</text:p>
      <text:p text:style-name="Default_20_Text">25/04/2004 V4R1</text:p>
      <text:p text:style-name="Default_20_Text"><text:s text:c="2"/>Correct the WLRESET stored procedure</text:p>
      <text:p text:style-name="Default_20_Text">25/05/2004 V5R1</text:p>
      <text:p text:style-name="Default_20_Text"><text:s text:c="2"/>Added PRJUPD to cause DB2 relocates</text:p>
      <text:p text:style-name="Default_20_Text">23/06/2004 V6R1</text:p>
      <text:p text:style-name="Default_20_Text"><text:s text:c="2"/>Addition of GDGLIMIT parameter</text:p>
      <text:p text:style-name="Default_20_Text"><text:s text:c="2"/>Addition of base table views</text:p>
      <text:p text:style-name="Default_20_Text"><text:s text:c="2"/>Reallocation of all tables to new tablespaces</text:p>
      <text:p text:style-name="Default_20_Text"><text:s text:c="2"/>Addition of table comments</text:p>
      <text:p text:style-name="Default_20_Text"><text:s text:c="2"/>Adoption of new object naming convention</text:p>
      <text:p text:style-name="Default_20_Text"><text:s text:c="2"/>Warning instead of RESET when database backlevel</text:p>
      <text:p text:style-name="Default_20_Text"><text:s text:c="2"/>Report of before and after row count by table</text:p>
      <text:p text:style-name="Default_20_Text"><text:s text:c="2"/>Remove default for DB2 location or subsystem</text:p>
      <text:p text:style-name="Default_20_Text">19/08/2004 V7R1</text:p>
      <text:p text:style-name="Default_20_Text"><text:s text:c="2"/>Fixed authorisation issue using views with RACF secondary groups.</text:p>
      <text:p text:style-name="Default_20_Text"><text:s text:c="2"/>Resolved by changing all DML and code to use the base tables.</text:p>
      <text:p text:style-name="Default_20_Text">19/08/2004 V8R0</text:p>
      <text:p text:style-name="Default_20_Text"><text:s text:c="2"/>Addition of index on JOB of EMP - not used</text:p>
      <text:p text:style-name="Default_20_Text"><text:s text:c="2"/>Addition of index on GLWTEPA - for EMPQRY</text:p>
      <text:p text:style-name="Default_20_Text"><text:s text:c="2"/>Addition of stored procedure EMPQRY - generates RID list failures</text:p>
      <text:p text:style-name="Default_20_Text"><text:s text:c="2"/>Addition of BUILDMBR parameter.</text:p>
      <text:p text:style-name="Default_20_Text">28/02/2005 V9R1</text:p>
      <text:p text:style-name="Default_20_Text"><text:s text:c="2"/>Rewrite of DMSYSWLR and DMSYSWLB</text:p>
      <text:p text:style-name="Default_20_Text"><text:s text:c="2"/>Addition of LOG, BIND, storage group (STGP) parameters</text:p>
      <text:p text:style-name="Default_20_Text"><text:s text:c="2"/>Addition of tablespace and indexspace bufferpool parm</text:p>
      <text:p text:style-name="Default_20_Text">15/06/2005 V10R1</text:p>
      <text:p text:style-name="Default_20_Text"><text:s text:c="2"/>Addition of RUNMODE parm to control sequence of SP calls</text:p>
      <text:p text:style-name="Default_20_Text"><text:s text:c="2"/>Stored procedures rewritten to use same parm so as to be</text:p>
      <text:p text:style-name="Default_20_Text"><text:s text:c="2"/>predictable for repeatable runs.</text:p>
      <text:p text:style-name="Default_20_Text"><text:s text:c="2"/>Addition of BUILDDS, WLMENV and DBRMLIB input parameters</text:p>
      <text:p text:style-name="Default_20_Text">01/07/2005 V11R1</text:p>
      <text:p text:style-name="Default_20_Text"><text:s text:c="2"/>Addition of CLUSTER INDEXES to all tables which enables use of</text:p>
      <text:p text:style-name="Default_20_Text"><text:s text:c="2"/>REORG with SORTDATA in V7.</text:p>
      <text:p text:style-name="Default_20_Text"><text:s text:c="2"/>Addition of default column to GLWTPGW</text:p>
      <text:p text:style-name="Default_20_Text"><text:s text:c="2"/>Fix to EMPADD to populate the PHONENO column</text:p>
      <text:p text:style-name="Default_20_Text"><text:s text:c="2"/>Addition of EMPFND stored proc to do dynamic SQL</text:p>
      <text:p text:style-name="Default_20_Text">25/07/2005 V12R1</text:p>
      <text:p text:style-name="Default_20_Text"><text:s text:c="2"/>Recode the generator to allow single threaded RUNMODE(FIXED)</text:p>
      <text:p text:style-name="Default_20_Text"><text:s text:c="2"/>executions to do exactly the same work across multiple executions.</text:p>
      <text:p text:style-name="Default_20_Text"><text:s text:c="2"/>For example a RUNTIME of 10 will produce the same</text:p>
      <text:p text:style-name="Default_20_Text"><text:s text:c="2"/>result as two consecutive runs of RUNTIME 5.</text:p>
      <text:p text:style-name="Default_20_Text"><text:s text:c="2"/>Restructure the log file GLWTSPL to add a transaction</text:p>
      <text:p text:style-name="Default_20_Text"><text:s text:c="2"/>counter as an IDENTITY column.</text:p>
      <text:p text:style-name="Default_20_Text"><text:s text:c="2"/>Recode DMSYSWLR to avoid use of dynamic INSERT into the log GLWTSPL.</text:p>
      <text:p text:style-name="Default_20_Text"><text:s text:c="2"/>Recode all stored procs to use the RUNMODE as input and</text:p>
      <text:p text:style-name="Default_20_Text"><text:s text:c="2"/>to INSERT into the log file GLWTSPL</text:p>
      <text:p text:style-name="Default_20_Text">09/08/2005 V13R1</text:p>
      <text:p text:style-name="Default_20_Text"><text:s text:c="2"/>Add EXPLAIN parameter; <text:s/>Optional;</text:p>
      <text:p text:style-name="Default_20_Text"><text:s text:c="2"/>Default depends on the existence of user_id.PLAN_TABLE</text:p>
      <text:p text:style-name="Default_20_Text"><text:s text:c="2"/>Fix memory leakage by changing back from SQLDA to HV call.</text:p>
      <text:p text:style-name="Default_20_Text">16/09/2005 V13R2</text:p>
      <text:p text:style-name="Default_20_Text"><text:s text:c="2"/>Introduce a release level. <text:s/>A release does not need a change to the</text:p>
      <text:p text:style-name="Default_20_Text"><text:s text:c="2"/>application code or the database.</text:p>
      <text:p text:style-name="Default_20_Text"><text:s text:c="2"/>Add ABOUT parameter to return the version and release level</text:p>
      <text:p text:style-name="Default_20_Text"><text:s text:c="2"/>Fix error when a user attempts a BUILD of existing database</text:p>
      <text:p text:style-name="Default_20_Text">22/09/2005 V13R3</text:p>
      <text:p text:style-name="Default_20_Text"><text:s text:c="2"/>Fix error when a user attempts a RUN of an existing database</text:p>
      <text:p text:style-name="Default_20_Text"><text:s text:c="2"/>that they did not create.</text:p>
      <text:p text:style-name="Default_20_Text"/>
      <text:p text:style-name="Default_20_Text">13/10/2005 V14R1</text:p>
      <text:p text:style-name="Default_20_Text"><text:s text:c="2"/>Added copyright notice to all code to allow distribution to customers</text:p>
      <text:p text:style-name="Default_20_Text"><text:s text:c="2"/>Change the GLWSSPL tablespace to partitioned and removed the identity</text:p>
      <text:p text:style-name="Default_20_Text"><text:s text:c="2"/>column. Add a SPLANO number generator stored proc for GLWTSPL</text:p>
      <text:p text:style-name="Default_20_Text"><text:s text:c="2"/>Output result of a failed DELETE or DEFINE of a GDG</text:p>
      <text:p text:style-name="Default_20_Text"><text:s text:c="2"/>Increase RUNTIME limit from 300 to 500</text:p>
      <text:p text:style-name="Default_20_Text"><text:s text:c="2"/>Fix incorrect definition of the UPDATE trigger</text:p>
      <text:p text:style-name="Default_20_Text"><text:s text:c="2"/>Add new parameter GRANT to control execution authority.</text:p>
      <text:p text:style-name="Default_20_Text"><text:s text:c="2"/>Add new parameter RUNPROF to control the profile of stored procedures</text:p>
      <text:p text:style-name="Default_20_Text"><text:s text:c="2"/>executed. <text:s/>This will allow a multithreaded run to more easily</text:p>
      <text:p text:style-name="Default_20_Text"><text:s text:c="2"/>control the workload.</text:p>
      <text:p text:style-name="Default_20_Text"><text:s text:c="2"/>Add a new stored proc called DPTLCK to cause a timeout. <text:s/>It takes an</text:p>
      <text:p text:style-name="Default_20_Text"><text:s text:c="2"/>exclusive lock on GLWTDPT and then sleeps for 65 seconds.</text:p>
      <text:p text:style-name="Default_20_Text"><text:s text:c="2"/>Modify DPTSEL and EMPSEL to ensure they find a dpt/emp more often</text:p>
      <text:p text:style-name="Default_20_Text"><text:s text:c="2"/>Modify PRJADD to use more employees on project activities</text:p>
      <text:p text:style-name="Default_20_Text"><text:s text:c="2"/>when the RUNMODE is FIXED.</text:p>
      <text:p text:style-name="Default_20_Text"><text:s text:c="2"/>Add the full set of explain tables to support Visual Explain</text:p>
      <text:p text:style-name="Default_20_Text"><text:s text:c="2"/>Add a new sp, DPTBAL, to balance employees across departments</text:p>
      <text:p text:style-name="Default_20_Text"><text:s text:c="2"/>Amended WAITTIME to randomise between 0 and 2*WAITTIME</text:p>
      <text:p text:style-name="Default_20_Text"><text:s text:c="2"/>for RUNMODE(FIXED)</text:p>
      <text:p text:style-name="Default_20_Text"><text:s text:c="2"/>Remove the RESET function</text:p>
      <text:p text:style-name="Default_20_Text"/>
      <text:p text:style-name="Default_20_Text">Footnote</text:p>
      <text:p text:style-name="Default_20_Text">========</text:p>
      <text:p text:style-name="Default_20_Text">The choice of three letter code for the workload generator was</text:p>
      <text:p text:style-name="Default_20_Text">very limited, most options have been taken. <text:s/>I chose GLW as the</text:p>
      <text:p text:style-name="Default_20_Text">reverse of WLG, the natural choice.</text:p>
      <text:p text:style-name="Default_20_Text">I think of GLW as a tool to Generate a Load of Work.</text:p>
      <text:p text:style-name="Default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/>
    <style:style style:name="Heading" style:family="paragraph" style:parent-style-name="Default_20_Text" style:next-style-name="Text_20_Body_20_Single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_20_Single" style:display-name="Text Body Single" style:family="paragraph" style:parent-style-name="Default_20_Text" style:class="text">
      <style:paragraph-properties fo:margin-top="0cm" fo:margin-bottom="0.212cm"/>
    </style:style>
    <style:style style:name="List" style:family="paragraph" style:parent-style-name="Text_20_Body_20_Single" style:class="list">
      <style:text-properties style:font-name-complex="Tahoma1"/>
    </style:style>
    <style:style style:name="Caption" style:family="paragraph" style:parent-style-name="Default_20_Text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11-06T13:34:43.90</meta:creation-date>
    <dc:date>2013-11-13T07:00:01.77</dc:date>
    <meta:editing-duration>PT161H25M17S</meta:editing-duration>
    <meta:editing-cycles>2</meta:editing-cycles>
    <meta:generator>IBM_Lotus_Symphony/3.0$Win32 OpenOffice.org_project/310m11$Build-9399</meta:generator>
    <meta:document-statistic meta:table-count="0" meta:image-count="0" meta:object-count="0" meta:page-count="13" meta:paragraph-count="588" meta:word-count="4531" meta:character-count="28456"/>
    <dc:creator>Gareth Jones</dc:creator>
  </office:meta>
</office:document-meta>
</file>